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P2" style:parent-style-name="Normal" style:family="paragraph">
      <style:text-properties fo:font-weight="bold" style:font-weight-asian="bold" style:font-weight-complex="bold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2" style:family="paragraph">
      <style:text-properties fo:language="en" fo:country="GB"/>
    </style:style>
    <style:style style:name="P8" style:parent-style-name="Normal" style:list-style-name="LFO3" style:family="paragraph">
      <style:text-properties fo:language="en" fo:country="GB"/>
    </style:style>
    <style:style style:name="P9" style:parent-style-name="Normal" style:list-style-name="LFO4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5" style:family="paragraph">
      <style:text-properties fo:language="en" fo:country="GB"/>
    </style:style>
    <style:style style:name="P12" style:parent-style-name="Normal" style:list-style-name="LFO6" style:family="paragraph">
      <style:text-properties fo:language="en" fo:country="GB"/>
    </style:style>
    <style:style style:name="P13" style:parent-style-name="Normal" style:list-style-name="LFO7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8" style:family="paragraph">
      <style:text-properties fo:language="en" fo:country="GB"/>
    </style:style>
    <style:style style:name="P16" style:parent-style-name="Normal" style:list-style-name="LFO9" style:family="paragraph">
      <style:text-properties fo:language="pt" fo:country="PT"/>
    </style:style>
    <style:style style:name="P17" style:parent-style-name="Normal" style:list-style-name="LFO10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1" style:family="paragraph">
      <style:text-properties fo:language="en" fo:country="GB"/>
    </style:style>
    <style:style style:name="P20" style:parent-style-name="Normal" style:list-style-name="LFO12" style:family="paragraph"/>
    <style:style style:name="P21" style:parent-style-name="Normal" style:list-style-name="LFO13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14" style:family="paragraph">
      <style:text-properties fo:language="en" fo:country="GB"/>
    </style:style>
    <style:style style:name="P24" style:parent-style-name="Normal" style:list-style-name="LFO15" style:family="paragraph"/>
    <style:style style:name="P25" style:parent-style-name="Normal" style:list-style-name="LFO16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17" style:family="paragraph"/>
    <style:style style:name="P28" style:parent-style-name="Normal" style:list-style-name="LFO18" style:family="paragraph"/>
    <style:style style:name="P29" style:parent-style-name="Normal" style:list-style-name="LFO19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20" style:family="paragraph">
      <style:text-properties fo:language="en" fo:country="GB"/>
    </style:style>
    <style:style style:name="P32" style:parent-style-name="Normal" style:list-style-name="LFO21" style:family="paragraph">
      <style:text-properties fo:language="en" fo:country="GB"/>
    </style:style>
    <style:style style:name="P33" style:parent-style-name="Normal" style:list-style-name="LFO22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23" style:family="paragraph">
      <style:text-properties fo:language="en" fo:country="GB"/>
    </style:style>
    <style:style style:name="P36" style:parent-style-name="Normal" style:list-style-name="LFO24" style:family="paragraph"/>
    <style:style style:name="P37" style:parent-style-name="Normal" style:list-style-name="LFO25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26" style:family="paragraph">
      <style:text-properties fo:language="en" fo:country="GB"/>
    </style:style>
    <style:style style:name="P40" style:parent-style-name="Normal" style:list-style-name="LFO27" style:family="paragraph"/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list-style-name="LFO28" style:family="paragraph"/>
    <style:style style:name="T44" style:parent-style-name="DefaultParagraphFont" style:family="text">
      <style:text-properties fo:font-weight="bold" style:font-weight-asian="bold" style:font-weight-complex="bold" fo:language="en" fo:country="GB"/>
    </style:style>
    <style:style style:name="T45" style:parent-style-name="DefaultParagraphFont" style:family="text">
      <style:text-properties fo:language="en" fo:country="GB"/>
    </style:style>
    <style:style style:name="P46" style:parent-style-name="Normal" style:list-style-name="LFO28" style:family="paragraph"/>
    <style:style style:name="T47" style:parent-style-name="DefaultParagraphFont" style:family="text">
      <style:text-properties fo:font-weight="bold" style:font-weight-asian="bold" style:font-weight-complex="bold" fo:language="en" fo:country="GB"/>
    </style:style>
    <style:style style:name="T48" style:parent-style-name="DefaultParagraphFont" style:family="text">
      <style:text-properties fo:language="en" fo:country="GB"/>
    </style:style>
    <style:style style:name="P49" style:parent-style-name="Normal" style:list-style-name="LFO28" style:family="paragraph"/>
    <style:style style:name="T50" style:parent-style-name="DefaultParagraphFont" style:family="text">
      <style:text-properties fo:font-weight="bold" style:font-weight-asian="bold" style:font-weight-complex="bold" fo:language="en" fo:country="GB"/>
    </style:style>
    <style:style style:name="T51" style:parent-style-name="DefaultParagraphFont" style:family="text">
      <style:text-properties fo:language="en" fo:country="GB"/>
    </style:style>
    <style:style style:name="P52" style:parent-style-name="Normal" style:list-style-name="LFO28" style:family="paragraph"/>
    <style:style style:name="T53" style:parent-style-name="DefaultParagraphFont" style:family="text">
      <style:text-properties fo:font-weight="bold" style:font-weight-asian="bold" style:font-weight-complex="bold" fo:language="en" fo:country="GB"/>
    </style:style>
    <style:style style:name="T54" style:parent-style-name="DefaultParagraphFont" style:family="text">
      <style:text-properties fo:language="en" fo:country="GB"/>
    </style:style>
    <style:style style:name="P55" style:parent-style-name="Normal" style:list-style-name="LFO28" style:family="paragraph"/>
    <style:style style:name="T56" style:parent-style-name="DefaultParagraphFont" style:family="text">
      <style:text-properties fo:font-weight="bold" style:font-weight-asian="bold" style:font-weight-complex="bold" fo:language="en" fo:country="GB"/>
    </style:style>
    <style:style style:name="T57" style:parent-style-name="DefaultParagraphFont" style:family="text">
      <style:text-properties fo:language="en" fo:country="GB"/>
    </style:style>
    <style:style style:name="P58" style:parent-style-name="Normal" style:list-style-name="LFO28" style:family="paragraph"/>
    <style:style style:name="T59" style:parent-style-name="DefaultParagraphFont" style:family="text">
      <style:text-properties fo:font-weight="bold" style:font-weight-asian="bold" style:font-weight-complex="bold" fo:language="en" fo:country="GB"/>
    </style:style>
    <style:style style:name="T60" style:parent-style-name="DefaultParagraphFont" style:family="text">
      <style:text-properties fo:language="en" fo:country="GB"/>
    </style:style>
    <style:style style:name="P61" style:parent-style-name="Normal" style:list-style-name="LFO28" style:family="paragraph"/>
    <style:style style:name="T62" style:parent-style-name="DefaultParagraphFont" style:family="text">
      <style:text-properties fo:font-weight="bold" style:font-weight-asian="bold" style:font-weight-complex="bold" fo:language="en" fo:country="GB"/>
    </style:style>
    <style:style style:name="T63" style:parent-style-name="DefaultParagraphFont" style:family="text">
      <style:text-properties fo:language="en" fo:country="GB"/>
    </style:style>
    <style:style style:name="P64" style:parent-style-name="Normal" style:list-style-name="LFO28" style:family="paragraph"/>
    <style:style style:name="T65" style:parent-style-name="DefaultParagraphFont" style:family="text">
      <style:text-properties fo:font-weight="bold" style:font-weight-asian="bold" style:font-weight-complex="bold" fo:language="en" fo:country="GB"/>
    </style:style>
    <style:style style:name="T66" style:parent-style-name="DefaultParagraphFont" style:family="text">
      <style:text-properties fo:language="en" fo:country="GB"/>
    </style:style>
    <style:style style:name="P67" style:parent-style-name="Normal" style:list-style-name="LFO28" style:family="paragraph"/>
    <style:style style:name="T68" style:parent-style-name="DefaultParagraphFont" style:family="text">
      <style:text-properties fo:font-weight="bold" style:font-weight-asian="bold" style:font-weight-complex="bold" fo:language="en" fo:country="GB"/>
    </style:style>
    <style:style style:name="T69" style:parent-style-name="DefaultParagraphFont" style:family="text">
      <style:text-properties fo:language="en" fo:country="GB"/>
    </style:style>
    <style:style style:name="P70" style:parent-style-name="Normal" style:list-style-name="LFO28" style:family="paragraph"/>
    <style:style style:name="T71" style:parent-style-name="DefaultParagraphFont" style:family="text">
      <style:text-properties fo:font-weight="bold" style:font-weight-asian="bold" style:font-weight-complex="bold" fo:language="en" fo:country="GB"/>
    </style:style>
    <style:style style:name="T72" style:parent-style-name="DefaultParagraphFont" style:family="text">
      <style:text-properties fo:language="en" fo:country="GB"/>
    </style:style>
    <style:style style:name="P73" style:parent-style-name="Normal" style:list-style-name="LFO28" style:family="paragraph"/>
    <style:style style:name="T74" style:parent-style-name="DefaultParagraphFont" style:family="text">
      <style:text-properties fo:font-weight="bold" style:font-weight-asian="bold" style:font-weight-complex="bold" fo:language="en" fo:country="GB"/>
    </style:style>
    <style:style style:name="T75" style:parent-style-name="DefaultParagraphFont" style:family="text">
      <style:text-properties fo:language="en" fo:country="GB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list-style-name="LFO29" style:family="paragraph"/>
    <style:style style:name="T78" style:parent-style-name="DefaultParagraphFont" style:family="text">
      <style:text-properties fo:font-weight="bold" style:font-weight-asian="bold" style:font-weight-complex="bold" fo:language="en" fo:country="GB"/>
    </style:style>
    <style:style style:name="T79" style:parent-style-name="DefaultParagraphFont" style:family="text">
      <style:text-properties fo:language="en" fo:country="GB"/>
    </style:style>
    <style:style style:name="P80" style:parent-style-name="Normal" style:list-style-name="LFO29" style:family="paragraph"/>
    <style:style style:name="T81" style:parent-style-name="DefaultParagraphFont" style:family="text">
      <style:text-properties fo:font-weight="bold" style:font-weight-asian="bold" style:font-weight-complex="bold" fo:language="en" fo:country="GB"/>
    </style:style>
    <style:style style:name="T82" style:parent-style-name="DefaultParagraphFont" style:family="text">
      <style:text-properties fo:language="en" fo:country="GB"/>
    </style:style>
    <style:style style:name="P83" style:parent-style-name="Normal" style:list-style-name="LFO29" style:family="paragraph"/>
    <style:style style:name="T84" style:parent-style-name="DefaultParagraphFont" style:family="text">
      <style:text-properties fo:font-weight="bold" style:font-weight-asian="bold" style:font-weight-complex="bold" fo:language="en" fo:country="GB"/>
    </style:style>
    <style:style style:name="T85" style:parent-style-name="DefaultParagraphFont" style:family="text">
      <style:text-properties fo:language="en" fo:country="GB"/>
    </style:style>
    <style:style style:name="P86" style:parent-style-name="Normal" style:list-style-name="LFO29" style:family="paragraph"/>
    <style:style style:name="T87" style:parent-style-name="DefaultParagraphFont" style:family="text">
      <style:text-properties fo:font-weight="bold" style:font-weight-asian="bold" style:font-weight-complex="bold" fo:language="en" fo:country="GB"/>
    </style:style>
    <style:style style:name="T88" style:parent-style-name="DefaultParagraphFont" style:family="text">
      <style:text-properties fo:language="en" fo:country="GB"/>
    </style:style>
    <style:style style:name="P89" style:parent-style-name="Normal" style:list-style-name="LFO29" style:family="paragraph"/>
    <style:style style:name="T90" style:parent-style-name="DefaultParagraphFont" style:family="text">
      <style:text-properties fo:font-weight="bold" style:font-weight-asian="bold" style:font-weight-complex="bold" fo:language="en" fo:country="GB"/>
    </style:style>
    <style:style style:name="T91" style:parent-style-name="DefaultParagraphFont" style:family="text">
      <style:text-properties fo:language="en" fo:country="GB"/>
    </style:style>
    <style:style style:name="P92" style:parent-style-name="Normal" style:list-style-name="LFO29" style:family="paragraph"/>
    <style:style style:name="T93" style:parent-style-name="DefaultParagraphFont" style:family="text">
      <style:text-properties fo:font-weight="bold" style:font-weight-asian="bold" style:font-weight-complex="bold" fo:language="en" fo:country="GB"/>
    </style:style>
    <style:style style:name="T94" style:parent-style-name="DefaultParagraphFont" style:family="text">
      <style:text-properties fo:language="en" fo:country="GB"/>
    </style:style>
    <style:style style:name="P95" style:parent-style-name="Normal" style:list-style-name="LFO29" style:family="paragraph"/>
    <style:style style:name="T96" style:parent-style-name="DefaultParagraphFont" style:family="text">
      <style:text-properties fo:font-weight="bold" style:font-weight-asian="bold" style:font-weight-complex="bold" fo:language="en" fo:country="GB"/>
    </style:style>
    <style:style style:name="T97" style:parent-style-name="DefaultParagraphFont" style:family="text">
      <style:text-properties fo:language="en" fo:country="GB"/>
    </style:style>
    <style:style style:name="P98" style:parent-style-name="Normal" style:list-style-name="LFO29" style:family="paragraph"/>
    <style:style style:name="T99" style:parent-style-name="DefaultParagraphFont" style:family="text">
      <style:text-properties fo:font-weight="bold" style:font-weight-asian="bold" style:font-weight-complex="bold" fo:language="en" fo:country="GB"/>
    </style:style>
    <style:style style:name="T100" style:parent-style-name="DefaultParagraphFont" style:family="text">
      <style:text-properties fo:language="en" fo:country="GB"/>
    </style:style>
    <style:style style:name="P101" style:parent-style-name="Normal" style:list-style-name="LFO29" style:family="paragraph"/>
    <style:style style:name="T102" style:parent-style-name="DefaultParagraphFont" style:family="text">
      <style:text-properties fo:font-weight="bold" style:font-weight-asian="bold" style:font-weight-complex="bold" fo:language="en" fo:country="GB"/>
    </style:style>
    <style:style style:name="T103" style:parent-style-name="DefaultParagraphFont" style:family="text">
      <style:text-properties fo:language="en" fo:country="GB"/>
    </style:style>
    <style:style style:name="P104" style:parent-style-name="Normal" style:list-style-name="LFO29" style:family="paragraph"/>
    <style:style style:name="T105" style:parent-style-name="DefaultParagraphFont" style:family="text">
      <style:text-properties fo:font-weight="bold" style:font-weight-asian="bold" style:font-weight-complex="bold" fo:language="en" fo:country="GB"/>
    </style:style>
    <style:style style:name="T106" style:parent-style-name="DefaultParagraphFont" style:family="text">
      <style:text-properties fo:language="en" fo:country="GB"/>
    </style:style>
    <style:style style:name="P107" style:parent-style-name="Normal" style:list-style-name="LFO29" style:family="paragraph"/>
    <style:style style:name="T108" style:parent-style-name="DefaultParagraphFont" style:family="text">
      <style:text-properties fo:font-weight="bold" style:font-weight-asian="bold" style:font-weight-complex="bold" fo:language="en" fo:country="GB"/>
    </style:style>
    <style:style style:name="T109" style:parent-style-name="DefaultParagraphFont" style:family="text">
      <style:text-properties fo:language="en" fo:country="GB"/>
    </style:style>
    <style:style style:name="P110" style:parent-style-name="Normal" style:list-style-name="LFO29" style:family="paragraph"/>
    <style:style style:name="T111" style:parent-style-name="DefaultParagraphFont" style:family="text">
      <style:text-properties fo:font-weight="bold" style:font-weight-asian="bold" style:font-weight-complex="bold" fo:language="en" fo:country="GB"/>
    </style:style>
    <style:style style:name="T112" style:parent-style-name="DefaultParagraphFont" style:family="text">
      <style:text-properties fo:language="en" fo:country="GB"/>
    </style:style>
    <style:style style:name="P113" style:parent-style-name="Normal" style:list-style-name="LFO29" style:family="paragraph"/>
    <style:style style:name="T114" style:parent-style-name="DefaultParagraphFont" style:family="text">
      <style:text-properties fo:font-weight="bold" style:font-weight-asian="bold" style:font-weight-complex="bold" fo:language="en" fo:country="GB"/>
    </style:style>
    <style:style style:name="T115" style:parent-style-name="DefaultParagraphFont" style:family="text">
      <style:text-properties fo:language="en" fo:country="GB"/>
    </style:style>
    <style:style style:name="P116" style:parent-style-name="Normal" style:list-style-name="LFO29" style:family="paragraph"/>
    <style:style style:name="T117" style:parent-style-name="DefaultParagraphFont" style:family="text">
      <style:text-properties fo:font-weight="bold" style:font-weight-asian="bold" style:font-weight-complex="bold" fo:language="en" fo:country="GB"/>
    </style:style>
    <style:style style:name="T118" style:parent-style-name="DefaultParagraphFont" style:family="text">
      <style:text-properties fo:language="en" fo:country="GB"/>
    </style:style>
    <style:style style:name="P119" style:parent-style-name="Normal" style:list-style-name="LFO29" style:family="paragraph"/>
    <style:style style:name="T120" style:parent-style-name="DefaultParagraphFont" style:family="text">
      <style:text-properties fo:font-weight="bold" style:font-weight-asian="bold" style:font-weight-complex="bold" fo:language="en" fo:country="GB"/>
    </style:style>
    <style:style style:name="T121" style:parent-style-name="DefaultParagraphFont" style:family="text">
      <style:text-properties fo:language="en" fo:country="GB"/>
    </style:style>
    <style:style style:name="P122" style:parent-style-name="Normal" style:list-style-name="LFO29" style:family="paragraph"/>
    <style:style style:name="T123" style:parent-style-name="DefaultParagraphFont" style:family="text">
      <style:text-properties fo:font-weight="bold" style:font-weight-asian="bold" style:font-weight-complex="bold" fo:language="en" fo:country="GB"/>
    </style:style>
    <style:style style:name="T124" style:parent-style-name="DefaultParagraphFont" style:family="text">
      <style:text-properties fo:language="en" fo:country="GB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list-style-name="LFO30" style:family="paragraph"/>
    <style:style style:name="T127" style:parent-style-name="DefaultParagraphFont" style:family="text">
      <style:text-properties fo:font-weight="bold" style:font-weight-asian="bold" style:font-weight-complex="bold" fo:language="en" fo:country="GB"/>
    </style:style>
    <style:style style:name="T128" style:parent-style-name="DefaultParagraphFont" style:family="text">
      <style:text-properties fo:language="en" fo:country="GB"/>
    </style:style>
    <style:style style:name="P129" style:parent-style-name="Normal" style:list-style-name="LFO30" style:family="paragraph"/>
    <style:style style:name="T130" style:parent-style-name="DefaultParagraphFont" style:family="text">
      <style:text-properties fo:font-weight="bold" style:font-weight-asian="bold" style:font-weight-complex="bold" fo:language="en" fo:country="GB"/>
    </style:style>
    <style:style style:name="T131" style:parent-style-name="DefaultParagraphFont" style:family="text">
      <style:text-properties fo:language="en" fo:country="GB"/>
    </style:style>
    <style:style style:name="P132" style:parent-style-name="Normal" style:list-style-name="LFO30" style:family="paragraph"/>
    <style:style style:name="T133" style:parent-style-name="DefaultParagraphFont" style:family="text">
      <style:text-properties fo:font-weight="bold" style:font-weight-asian="bold" style:font-weight-complex="bold" fo:language="en" fo:country="GB"/>
    </style:style>
    <style:style style:name="T134" style:parent-style-name="DefaultParagraphFont" style:family="text">
      <style:text-properties fo:language="en" fo:country="GB"/>
    </style:style>
    <style:style style:name="P135" style:parent-style-name="Normal" style:list-style-name="LFO30" style:family="paragraph"/>
    <style:style style:name="T136" style:parent-style-name="DefaultParagraphFont" style:family="text">
      <style:text-properties fo:font-weight="bold" style:font-weight-asian="bold" style:font-weight-complex="bold" fo:language="en" fo:country="GB"/>
    </style:style>
    <style:style style:name="T137" style:parent-style-name="DefaultParagraphFont" style:family="text">
      <style:text-properties fo:language="en" fo:country="GB"/>
    </style:style>
    <style:style style:name="P138" style:parent-style-name="Normal" style:list-style-name="LFO30" style:family="paragraph"/>
    <style:style style:name="T139" style:parent-style-name="DefaultParagraphFont" style:family="text">
      <style:text-properties fo:font-weight="bold" style:font-weight-asian="bold" style:font-weight-complex="bold" fo:language="en" fo:country="GB"/>
    </style:style>
    <style:style style:name="T140" style:parent-style-name="DefaultParagraphFont" style:family="text">
      <style:text-properties fo:language="en" fo:country="GB"/>
    </style:style>
    <style:style style:name="P141" style:parent-style-name="Normal" style:list-style-name="LFO30" style:family="paragraph"/>
    <style:style style:name="T142" style:parent-style-name="DefaultParagraphFont" style:family="text">
      <style:text-properties fo:font-weight="bold" style:font-weight-asian="bold" style:font-weight-complex="bold" fo:language="en" fo:country="GB"/>
    </style:style>
    <style:style style:name="T143" style:parent-style-name="DefaultParagraphFont" style:family="text">
      <style:text-properties fo:language="en" fo:country="GB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list-style-name="LFO31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31" style:family="paragraph"/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list-style-name="LFO31" style:family="paragraph"/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list-style-name="LFO31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list-style-name="LFO31" style:family="paragraph"/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Normal" style:list-style-name="LFO31" style:family="paragraph"/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Normal" style:list-style-name="LFO31" style:family="paragraph"/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list-style-name="LFO32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list-style-name="LFO32" style:family="paragraph"/>
    <style:style style:name="T163" style:parent-style-name="DefaultParagraphFont" style:family="text">
      <style:text-properties fo:font-weight="bold" style:font-weight-asian="bold" style:font-weight-complex="bold" fo:language="en" fo:country="GB"/>
    </style:style>
    <style:style style:name="T164" style:parent-style-name="DefaultParagraphFont" style:family="text">
      <style:text-properties fo:language="en" fo:country="GB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P166" style:parent-style-name="Normal" style:list-style-name="LFO33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list-style-name="LFO33" style:family="paragraph"/>
    <style:style style:name="T169" style:parent-style-name="DefaultParagraphFont" style:family="text">
      <style:text-properties fo:font-weight="bold" style:font-weight-asian="bold" style:font-weight-complex="bold" fo:language="en" fo:country="GB"/>
    </style:style>
    <style:style style:name="T170" style:parent-style-name="DefaultParagraphFont" style:family="text">
      <style:text-properties fo:language="en" fo:country="GB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P172" style:parent-style-name="Normal" style:list-style-name="LFO34" style:family="paragraph"/>
    <style:style style:name="T173" style:parent-style-name="DefaultParagraphFont" style:family="text">
      <style:text-properties fo:font-weight="bold" style:font-weight-asian="bold" style:font-weight-complex="bold" fo:language="en" fo:country="GB"/>
    </style:style>
    <style:style style:name="T174" style:parent-style-name="DefaultParagraphFont" style:family="text">
      <style:text-properties fo:language="en" fo:country="GB"/>
    </style:style>
    <style:style style:name="P175" style:parent-style-name="Normal" style:list-style-name="LFO34" style:family="paragraph"/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list-style-name="LFO34" style:family="paragraph"/>
    <style:style style:name="T178" style:parent-style-name="DefaultParagraphFont" style:family="text">
      <style:text-properties fo:font-weight="bold" style:font-weight-asian="bold" style:font-weight-complex="bold" fo:language="en" fo:country="GB"/>
    </style:style>
    <style:style style:name="T179" style:parent-style-name="DefaultParagraphFont" style:family="text">
      <style:text-properties fo:language="en" fo:country="GB"/>
    </style:style>
    <style:style style:name="P180" style:parent-style-name="Normal" style:list-style-name="LFO34" style:family="paragraph"/>
    <style:style style:name="T181" style:parent-style-name="DefaultParagraphFont" style:family="text">
      <style:text-properties fo:font-weight="bold" style:font-weight-asian="bold" style:font-weight-complex="bold" fo:language="en" fo:country="GB"/>
    </style:style>
    <style:style style:name="T182" style:parent-style-name="DefaultParagraphFont" style:family="text">
      <style:text-properties fo:language="en" fo:country="GB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list-style-name="LFO35" style:family="paragraph"/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list-style-name="LFO35" style:family="paragraph"/>
    <style:style style:name="T187" style:parent-style-name="DefaultParagraphFont" style:family="text">
      <style:text-properties fo:font-weight="bold" style:font-weight-asian="bold" style:font-weight-complex="bold" fo:language="en" fo:country="GB"/>
    </style:style>
    <style:style style:name="T188" style:parent-style-name="DefaultParagraphFont" style:family="text">
      <style:text-properties fo:language="en" fo:country="GB"/>
    </style:style>
    <style:style style:name="P189" style:parent-style-name="Normal" style:family="paragraph">
      <style:text-properties fo:font-weight="bold" style:font-weight-asian="bold" style:font-weight-complex="bold"/>
    </style:style>
    <style:style style:name="P190" style:parent-style-name="Normal" style:list-style-name="LFO36" style:family="paragraph"/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Normal" style:list-style-name="LFO36" style:family="paragraph"/>
    <style:style style:name="T193" style:parent-style-name="DefaultParagraphFont" style:family="text">
      <style:text-properties fo:font-weight="bold" style:font-weight-asian="bold" style:font-weight-complex="bold" fo:language="en" fo:country="GB"/>
    </style:style>
    <style:style style:name="T194" style:parent-style-name="DefaultParagraphFont" style:family="text">
      <style:text-properties fo:language="en" fo:country="GB"/>
    </style:style>
    <style:style style:name="P195" style:parent-style-name="Normal" style:list-style-name="LFO36" style:family="paragraph"/>
    <style:style style:name="T196" style:parent-style-name="DefaultParagraphFont" style:family="text">
      <style:text-properties fo:font-weight="bold" style:font-weight-asian="bold" style:font-weight-complex="bold" fo:language="en" fo:country="GB"/>
    </style:style>
    <style:style style:name="T197" style:parent-style-name="DefaultParagraphFont" style:family="text">
      <style:text-properties fo:language="en" fo:country="GB"/>
    </style:style>
    <style:style style:name="P198" style:parent-style-name="Normal" style:family="paragraph">
      <style:text-properties fo:font-weight="bold" style:font-weight-asian="bold" style:font-weight-complex="bold" fo:language="en" fo:country="GB"/>
    </style:style>
    <style:style style:name="P199" style:parent-style-name="Normal" style:family="paragraph">
      <style:text-properties fo:language="en" fo:country="GB"/>
    </style:style>
    <style:style style:name="P200" style:parent-style-name="Normal" style:family="paragraph">
      <style:text-properties fo:language="en" fo:country="GB"/>
    </style:style>
  </office:automatic-styles>
  <office:body>
    <office:text text:use-soft-page-breaks="true">
      <text:p text:style-name="P1">Circuit Documentation</text:p>
      <text:p text:style-name="P2">Summary</text:p>
      <text:p text:style-name="P3">This circuit is a complex embedded system that integrates a variety of components, including a microcontroller, a port expander, a Darlington array, vibration motors, a power management IC, a battery, a sensor, a push button, and a potentiometer. The circuit is designed to control multiple vibration motors using a microcontroller and a port expander, with power supplied by a battery and regulated by a power management IC. The system also includes a sensor for additional functionality and a potentiometer for user input.</text:p>
      <text:p text:style-name="P4">Component List</text:p>
      <text:list text:style-name="LFO1" text:continue-numbering="true">
        <text:list-item>
          <text:p text:style-name="P5"><text:span text:style-name="T6">Seeeduino XIAO</text:span></text:p>
        </text:list-item>
      </text:list>
      <text:list text:style-name="LFO2" text:continue-numbering="true">
        <text:list-item>
          <text:p text:style-name="P7">Description: A compact microcontroller board based on the SAMD21 microcontroller.</text:p>
        </text:list-item>
      </text:list>
      <text:list text:style-name="LFO3" text:continue-numbering="true">
        <text:list-item>
          <text:p text:style-name="P8">Pins: A0 - D0 - DAC, A1 - D1, A2 - D2, A3 - D3, A4 - D4 - SDA, A5 - D5 - SCL, A6 - D6 - TX, 5V, GND, 3V3, A10 - D10 - MOSI, A9 - D9 - MISO, A8 - D8 - SCK, A7 - D7 - RX</text:p>
        </text:list-item>
      </text:list>
      <text:list text:style-name="LFO4" text:continue-numbering="true">
        <text:list-item>
          <text:p text:style-name="P9"><text:span text:style-name="T10">MCP23S17</text:span></text:p>
        </text:list-item>
      </text:list>
      <text:list text:style-name="LFO5" text:continue-numbering="true">
        <text:list-item>
          <text:p text:style-name="P11">Description: A 16-bit I/O expander with SPI interface.</text:p>
        </text:list-item>
      </text:list>
      <text:list text:style-name="LFO6" text:continue-numbering="true">
        <text:list-item>
          <text:p text:style-name="P12">Pins: GPB0, GPB1, GPB2, GPB3, GPB4, GPB5, GPB6, GPB7, A1, A0, SO, SI, CS, VSS, VDD, INTA, INTB, RESET, A2, GPA1, GPA0, GPA5, GPA4, GPA3, GPA2, GPA7, GPA6, SCK</text:p>
        </text:list-item>
      </text:list>
      <text:list text:style-name="LFO7" text:continue-numbering="true">
        <text:list-item>
          <text:p text:style-name="P13"><text:span text:style-name="T14">ULN2803 Darlington Array (2 units)</text:span></text:p>
        </text:list-item>
      </text:list>
      <text:list text:style-name="LFO8" text:continue-numbering="true">
        <text:list-item>
          <text:p text:style-name="P15">Description: A high-voltage, high-current Darlington transistor array.</text:p>
        </text:list-item>
      </text:list>
      <text:list text:style-name="LFO9" text:continue-numbering="true">
        <text:list-item>
          <text:p text:style-name="P16">Pins: I1, I2, I3, I4, I5, I6, I7, I8, O3, O4, O5, O6, O7, O8, GND, COMMON, O1, O2</text:p>
        </text:list-item>
      </text:list>
      <text:list text:style-name="LFO10" text:continue-numbering="true">
        <text:list-item>
          <text:p text:style-name="P17"><text:span text:style-name="T18">COIN VIBRATION MOTOR (7 units)</text:span></text:p>
        </text:list-item>
      </text:list>
      <text:list text:style-name="LFO11" text:continue-numbering="true">
        <text:list-item>
          <text:p text:style-name="P19">Description: A small motor that provides vibration feedback.</text:p>
        </text:list-item>
      </text:list>
      <text:list text:style-name="LFO12" text:continue-numbering="true">
        <text:list-item>
          <text:p text:style-name="P20">Pins: +, -</text:p>
        </text:list-item>
      </text:list>
      <text:list text:style-name="LFO13" text:continue-numbering="true">
        <text:list-item>
          <text:p text:style-name="P21"><text:span text:style-name="T22">TPS63031</text:span></text:p>
        </text:list-item>
      </text:list>
      <text:list text:style-name="LFO14" text:continue-numbering="true">
        <text:list-item>
          <text:p text:style-name="P23">Description: A high-efficiency, low-power buck-boost converter.</text:p>
        </text:list-item>
      </text:list>
      <text:list text:style-name="LFO15" text:continue-numbering="true">
        <text:list-item>
          <text:p text:style-name="P24">Pins: VIN, NC, GND, OUT</text:p>
        </text:list-item>
      </text:list>
      <text:list text:style-name="LFO16" text:continue-numbering="true">
        <text:list-item>
          <text:p text:style-name="P25"><text:span text:style-name="T26">18650 Battery (2 units)</text:span></text:p>
        </text:list-item>
      </text:list>
      <text:list text:style-name="LFO17" text:continue-numbering="true">
        <text:list-item>
          <text:p text:style-name="P27">Description: A rechargeable lithium-ion battery.</text:p>
        </text:list-item>
      </text:list>
      <text:list text:style-name="LFO18" text:continue-numbering="true">
        <text:list-item>
          <text:p text:style-name="P28">Pins: +, -</text:p>
        </text:list-item>
      </text:list>
      <text:list text:style-name="LFO19" text:continue-numbering="true">
        <text:list-item>
          <text:p text:style-name="P29"><text:span text:style-name="T30">BNO085</text:span></text:p>
        </text:list-item>
      </text:list>
      <text:list text:style-name="LFO20" text:continue-numbering="true">
        <text:list-item>
          <text:p text:style-name="P31">Description: A 9-axis sensor with accelerometer, gyroscope, and magnetometer.</text:p>
        </text:list-item>
      </text:list>
      <text:list text:style-name="LFO21" text:continue-numbering="true">
        <text:list-item>
          <text:p text:style-name="P32">Pins: VCC, GND, SCL/SCK/RX, SDA/MISO/TX, ADR/MOSI, CS, INT, RST, PS1, PS0</text:p>
        </text:list-item>
      </text:list>
      <text:list text:style-name="LFO22" text:continue-numbering="true">
        <text:list-item>
          <text:p text:style-name="P33"><text:span text:style-name="T34">Push Button</text:span></text:p>
        </text:list-item>
      </text:list>
      <text:soft-page-break/>
      <text:list text:style-name="LFO23" text:continue-numbering="true">
        <text:list-item>
          <text:p text:style-name="P35">Description: A simple push button for user input.</text:p>
        </text:list-item>
      </text:list>
      <text:list text:style-name="LFO24" text:continue-numbering="true">
        <text:list-item>
          <text:p text:style-name="P36">Pins: pin1, pin2</text:p>
        </text:list-item>
      </text:list>
      <text:list text:style-name="LFO25" text:continue-numbering="true">
        <text:list-item>
          <text:p text:style-name="P37"><text:span text:style-name="T38">Potentiometer Piher 10mm</text:span></text:p>
        </text:list-item>
      </text:list>
      <text:list text:style-name="LFO26" text:continue-numbering="true">
        <text:list-item>
          <text:p text:style-name="P39">Description: A variable resistor for adjusting resistance.</text:p>
        </text:list-item>
      </text:list>
      <text:list text:style-name="LFO27" text:continue-numbering="true">
        <text:list-item>
          <text:p text:style-name="P40">Pins: A, Variable, B</text:p>
        </text:list-item>
      </text:list>
      <text:p text:style-name="P41">Wiring Details</text:p>
      <text:p text:style-name="P42">Seeeduino XIAO</text:p>
      <text:list text:style-name="LFO28" text:continue-numbering="true">
        <text:list-item>
          <text:p text:style-name="P43"><text:span text:style-name="T44">A0 - D0 - DAC</text:span><text:span text:style-name="T45">: Connected to MCP23S17 CS</text:span></text:p>
        </text:list-item>
        <text:list-item>
          <text:p text:style-name="P46"><text:span text:style-name="T47">A8 - D8 - SCK</text:span><text:span text:style-name="T48">: Connected to MCP23S17 SCK</text:span></text:p>
        </text:list-item>
        <text:list-item>
          <text:p text:style-name="P49"><text:span text:style-name="T50">A10 - D10 - MOSI</text:span><text:span text:style-name="T51">: Connected to MCP23S17 SI</text:span></text:p>
        </text:list-item>
        <text:list-item>
          <text:p text:style-name="P52"><text:span text:style-name="T53">A9 - D9 - MISO</text:span><text:span text:style-name="T54">: Connected to MCP23S17 SO</text:span></text:p>
        </text:list-item>
        <text:list-item>
          <text:p text:style-name="P55"><text:span text:style-name="T56">A6 - D6 - TX</text:span><text:span text:style-name="T57">: Connected to Push Button pin2</text:span></text:p>
        </text:list-item>
        <text:list-item>
          <text:p text:style-name="P58"><text:span text:style-name="T59">A3 - D3</text:span><text:span text:style-name="T60">: Connected to Potentiometer Piher 10mm Variable</text:span></text:p>
        </text:list-item>
        <text:list-item>
          <text:p text:style-name="P61"><text:span text:style-name="T62">A5 - D5 - SCL</text:span><text:span text:style-name="T63">: Connected to BNO085 SCL/SCK/RX</text:span></text:p>
        </text:list-item>
        <text:list-item>
          <text:p text:style-name="P64"><text:span text:style-name="T65">A4 - D4 - SDA</text:span><text:span text:style-name="T66">: Connected to BNO085 SDA/MISO/TX</text:span></text:p>
        </text:list-item>
        <text:list-item>
          <text:p text:style-name="P67"><text:span text:style-name="T68">A7 - D7 - RX</text:span><text:span text:style-name="T69">: Connected to MCP23S17 VDD</text:span></text:p>
        </text:list-item>
        <text:list-item>
          <text:p text:style-name="P70"><text:span text:style-name="T71">3V3</text:span><text:span text:style-name="T72">: Connected to BNO085 VCC, ADR/MOSI, Potentiometer Piher 10mm B, TPS63031 OUT</text:span></text:p>
        </text:list-item>
        <text:list-item>
          <text:p text:style-name="P73"><text:span text:style-name="T74">GND</text:span><text:span text:style-name="T75">: Connected to BNO085 GND, Push Button pin1, 18650 -, ULN2803 Darlington Array GND, Potentiometer Piher 10mm A, TPS63031 GND, MCP23S17 VSS, A2, A1, A0</text:span></text:p>
        </text:list-item>
      </text:list>
      <text:p text:style-name="P76">MCP23S17</text:p>
      <text:list text:style-name="LFO29" text:continue-numbering="true">
        <text:list-item>
          <text:p text:style-name="P77"><text:span text:style-name="T78">GPA7</text:span><text:span text:style-name="T79">: Connected to ULN2803 Darlington Array I1</text:span></text:p>
        </text:list-item>
        <text:list-item>
          <text:p text:style-name="P80"><text:span text:style-name="T81">GPA6</text:span><text:span text:style-name="T82">: Connected to ULN2803 Darlington Array I2</text:span></text:p>
        </text:list-item>
        <text:list-item>
          <text:p text:style-name="P83"><text:span text:style-name="T84">GPA5</text:span><text:span text:style-name="T85">: Connected to ULN2803 Darlington Array I3</text:span></text:p>
        </text:list-item>
        <text:list-item>
          <text:p text:style-name="P86"><text:span text:style-name="T87">GPA4</text:span><text:span text:style-name="T88">: Connected to ULN2803 Darlington Array I4</text:span></text:p>
        </text:list-item>
        <text:list-item>
          <text:p text:style-name="P89"><text:span text:style-name="T90">GPA3</text:span><text:span text:style-name="T91">: Connected to ULN2803 Darlington Array I5</text:span></text:p>
        </text:list-item>
        <text:list-item>
          <text:p text:style-name="P92"><text:span text:style-name="T93">GPA2</text:span><text:span text:style-name="T94">: Connected to ULN2803 Darlington Array I6</text:span></text:p>
        </text:list-item>
        <text:list-item>
          <text:p text:style-name="P95"><text:span text:style-name="T96">GPA1</text:span><text:span text:style-name="T97">: Connected to ULN2803 Darlington Array I7</text:span></text:p>
        </text:list-item>
        <text:list-item>
          <text:p text:style-name="P98"><text:span text:style-name="T99">GPA0</text:span><text:span text:style-name="T100">: Connected to ULN2803 Darlington Array I8</text:span></text:p>
        </text:list-item>
        <text:list-item>
          <text:p text:style-name="P101"><text:span text:style-name="T102">GPB7</text:span><text:span text:style-name="T103">: Connected to ULN2803 Darlington Array I1 (second unit)</text:span></text:p>
        </text:list-item>
        <text:list-item>
          <text:p text:style-name="P104"><text:span text:style-name="T105">GPB6</text:span><text:span text:style-name="T106">: Connected to ULN2803 Darlington Array I2 (second unit)</text:span></text:p>
        </text:list-item>
        <text:list-item>
          <text:p text:style-name="P107"><text:span text:style-name="T108">GPB5</text:span><text:span text:style-name="T109">: Connected to ULN2803 Darlington Array I3 (second unit)</text:span></text:p>
        </text:list-item>
        <text:list-item>
          <text:p text:style-name="P110"><text:span text:style-name="T111">GPB4</text:span><text:span text:style-name="T112">: Connected to ULN2803 Darlington Array I4 (second unit)</text:span></text:p>
        </text:list-item>
        <text:list-item>
          <text:p text:style-name="P113"><text:span text:style-name="T114">GPB3</text:span><text:span text:style-name="T115">: Connected to ULN2803 Darlington Array I5 (second unit)</text:span></text:p>
        </text:list-item>
        <text:list-item>
          <text:p text:style-name="P116"><text:span text:style-name="T117">GPB2</text:span><text:span text:style-name="T118">: Connected to ULN2803 Darlington Array I6 (second unit)</text:span></text:p>
        </text:list-item>
        <text:list-item>
          <text:p text:style-name="P119"><text:span text:style-name="T120">GPB1</text:span><text:span text:style-name="T121">: Connected to ULN2803 Darlington Array I7 (second unit)</text:span></text:p>
        </text:list-item>
        <text:list-item>
          <text:p text:style-name="P122"><text:span text:style-name="T123">GPB0</text:span><text:span text:style-name="T124">: Connected to ULN2803 Darlington Array I8 (second unit)</text:span></text:p>
        </text:list-item>
      </text:list>
      <text:p text:style-name="P125">ULN2803 Darlington Array</text:p>
      <text:list text:style-name="LFO30" text:continue-numbering="true">
        <text:list-item>
          <text:p text:style-name="P126"><text:span text:style-name="T127">O1</text:span><text:span text:style-name="T128">: Connected to COIN VIBRATION MOTOR - (first unit)</text:span></text:p>
        </text:list-item>
        <text:list-item>
          <text:p text:style-name="P129"><text:span text:style-name="T130">O2</text:span><text:span text:style-name="T131">: Connected to COIN VIBRATION MOTOR - (second unit)</text:span></text:p>
        </text:list-item>
        <text:list-item>
          <text:p text:style-name="P132"><text:span text:style-name="T133">O3</text:span><text:span text:style-name="T134">: Connected to COIN VIBRATION MOTOR - (third unit)</text:span></text:p>
        </text:list-item>
        <text:list-item>
          <text:p text:style-name="P135"><text:span text:style-name="T136">O8</text:span><text:span text:style-name="T137">: Connected to COIN VIBRATION MOTOR - (fourth unit)</text:span></text:p>
        </text:list-item>
        <text:list-item>
          <text:p text:style-name="P138"><text:span text:style-name="T139">O7</text:span><text:span text:style-name="T140">: Connected to COIN VIBRATION MOTOR - (fifth unit)</text:span></text:p>
        </text:list-item>
        <text:list-item>
          <text:p text:style-name="P141"><text:span text:style-name="T142">O6</text:span><text:span text:style-name="T143">: Connected to COIN VIBRATION MOTOR - (sixth unit)</text:span></text:p>
        </text:list-item>
      </text:list>
      <text:p text:style-name="P144">COIN VIBRATION MOTOR</text:p>
      <text:list text:style-name="LFO31" text:continue-numbering="true">
        <text:list-item>
          <text:p text:style-name="P145"><text:span text:style-name="T146">+</text:span>: Connected to 18650 + (first unit)</text:p>
        </text:list-item>
        <text:list-item>
          <text:p text:style-name="P147"><text:span text:style-name="T148">+</text:span>: Connected to 18650 + (second unit)</text:p>
        </text:list-item>
        <text:list-item>
          <text:p text:style-name="P149"><text:span text:style-name="T150">+</text:span>: Connected to 18650 + (third unit)</text:p>
        </text:list-item>
        <text:list-item>
          <text:p text:style-name="P151"><text:span text:style-name="T152">+</text:span>: Connected to 18650 + (fourth unit)</text:p>
        </text:list-item>
        <text:list-item>
          <text:p text:style-name="P153"><text:span text:style-name="T154">+</text:span>: Connected to 18650 + (fifth unit)</text:p>
        </text:list-item>
        <text:list-item>
          <text:p text:style-name="P155"><text:span text:style-name="T156">+</text:span>: Connected to 18650 + (sixth unit)</text:p>
        </text:list-item>
        <text:list-item>
          <text:p text:style-name="P157"><text:span text:style-name="T158">+</text:span>: Connected to 18650 + (seventh unit)</text:p>
        </text:list-item>
      </text:list>
      <text:p text:style-name="P159">TPS63031</text:p>
      <text:list text:style-name="LFO32" text:continue-numbering="true">
        <text:list-item>
          <text:p text:style-name="P160"><text:span text:style-name="T161">VIN</text:span>: Connected to 18650 +</text:p>
        </text:list-item>
        <text:list-item>
          <text:p text:style-name="P162"><text:span text:style-name="T163">OUT</text:span><text:span text:style-name="T164">: Connected to Seeeduino XIAO 3V3</text:span></text:p>
        </text:list-item>
      </text:list>
      <text:p text:style-name="P165">18650 Battery</text:p>
      <text:list text:style-name="LFO33" text:continue-numbering="true">
        <text:list-item>
          <text:p text:style-name="P166"><text:span text:style-name="T167">-</text:span>: Connected to GND net</text:p>
        </text:list-item>
        <text:list-item>
          <text:p text:style-name="P168"><text:span text:style-name="T169">+</text:span><text:span text:style-name="T170">: Connected to COIN VIBRATION MOTOR +, TPS63031 VIN</text:span></text:p>
        </text:list-item>
      </text:list>
      <text:p text:style-name="P171">BNO085</text:p>
      <text:list text:style-name="LFO34" text:continue-numbering="true">
        <text:list-item>
          <text:p text:style-name="P172"><text:span text:style-name="T173">VCC</text:span><text:span text:style-name="T174">: Connected to Seeeduino XIAO 3V3</text:span></text:p>
        </text:list-item>
        <text:list-item>
          <text:p text:style-name="P175"><text:span text:style-name="T176">GND</text:span>: Connected to GND net</text:p>
        </text:list-item>
        <text:list-item>
          <text:p text:style-name="P177"><text:span text:style-name="T178">SCL/SCK/RX</text:span><text:span text:style-name="T179">: Connected to Seeeduino XIAO A5 - D5 - SCL</text:span></text:p>
        </text:list-item>
        <text:list-item>
          <text:p text:style-name="P180"><text:span text:style-name="T181">SDA/MISO/TX</text:span><text:span text:style-name="T182">: Connected to Seeeduino XIAO A4 - D4 - SDA</text:span></text:p>
        </text:list-item>
      </text:list>
      <text:soft-page-break/>
      <text:p text:style-name="P183">Push Button</text:p>
      <text:list text:style-name="LFO35" text:continue-numbering="true">
        <text:list-item>
          <text:p text:style-name="P184"><text:span text:style-name="T185">pin1</text:span>: Connected to GND net</text:p>
        </text:list-item>
        <text:list-item>
          <text:p text:style-name="P186"><text:span text:style-name="T187">pin2</text:span><text:span text:style-name="T188">: Connected to Seeeduino XIAO A6 - D6 - TX</text:span></text:p>
        </text:list-item>
      </text:list>
      <text:p text:style-name="P189">Potentiometer Piher 10mm</text:p>
      <text:list text:style-name="LFO36" text:continue-numbering="true">
        <text:list-item>
          <text:p text:style-name="P190"><text:span text:style-name="T191">A</text:span>: Connected to GND net</text:p>
        </text:list-item>
        <text:list-item>
          <text:p text:style-name="P192"><text:span text:style-name="T193">Variable</text:span><text:span text:style-name="T194">: Connected to Seeeduino XIAO A3 - D3</text:span></text:p>
        </text:list-item>
        <text:list-item>
          <text:p text:style-name="P195"><text:span text:style-name="T196">B</text:span><text:span text:style-name="T197">: Connected to Seeeduino XIAO 3V3</text:span></text:p>
        </text:list-item>
      </text:list>
      <text:p text:style-name="P198">Code Documentation</text:p>
      <text:p text:style-name="P199">There is no embedded code provided for this circuit. The microcontroller and other programmable components are not configured with any specific code in this documentation.</text:p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Courier New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Courier New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Courier New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Courier New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1" style:family="text">
      <style:text-properties style:font-name="Courier New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Courier New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3LVL1" style:family="text">
      <style:text-properties style:font-name="Courier New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Courier New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Courier New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inhard Lenz</meta:initial-creator>
    <dc:creator>Reinhard Lenz</dc:creator>
    <meta:creation-date>2026-02-17T08:22:00Z</meta:creation-date>
    <dc:date>2026-02-17T08:22:00Z</dc:date>
    <meta:template xlink:href="Normal.dotm" xlink:type="simple"/>
    <meta:editing-cycles>1</meta:editing-cycles>
    <meta:editing-duration>PT0S</meta:editing-duration>
    <meta:document-statistic meta:page-count="4" meta:paragraph-count="9" meta:word-count="526" meta:character-count="4779" meta:row-count="35" meta:non-whitespace-character-count="4262"/>
  </office:meta>
</office:document-meta>
</file>